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 pomiar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-55 → MnKa i Kb t=200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[V]</text:p>
          </table:table-cell>
          <table:table-cell/>
          <table:table-cell office:value-type="string" calcext:value-type="string">
            <text:p>peak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R=2.355*FWHM/peak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Kb</text:p>
          </table:table-cell>
          <table:table-cell office:value-type="float" office:value="1565.58" calcext:value-type="float">
            <text:p>1565,58</text:p>
          </table:table-cell>
          <table:table-cell office:value-type="float" office:value="52.93" calcext:value-type="float">
            <text:p>52,93</text:p>
          </table:table-cell>
          <table:table-cell table:formula="of:=2.355*[.D3]/[.C3]" office:value-type="float" office:value="0.0796191507300809" calcext:value-type="float">
            <text:p>0,07961915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5.31" calcext:value-type="float">
            <text:p>1425,31</text:p>
          </table:table-cell>
          <table:table-cell office:value-type="float" office:value="56.14" calcext:value-type="float">
            <text:p>56,14</text:p>
          </table:table-cell>
          <table:table-cell table:formula="of:=2.355*[.D4]/[.C4]" office:value-type="float" office:value="0.0927585577874287" calcext:value-type="float">
            <text:p>0,092758557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Kb</text:p>
          </table:table-cell>
          <table:table-cell office:value-type="float" office:value="1563.44" calcext:value-type="float">
            <text:p>1563,44</text:p>
          </table:table-cell>
          <table:table-cell office:value-type="float" office:value="36.29" calcext:value-type="float">
            <text:p>36,29</text:p>
          </table:table-cell>
          <table:table-cell table:formula="of:=2.355*[.D5]/[.C5]" office:value-type="float" office:value="0.0546634024970578" calcext:value-type="float">
            <text:p>0,05466340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5.11" calcext:value-type="float">
            <text:p>1425,11</text:p>
          </table:table-cell>
          <table:table-cell office:value-type="float" office:value="54.3" calcext:value-type="float">
            <text:p>54,3</text:p>
          </table:table-cell>
          <table:table-cell table:formula="of:=2.355*[.D6]/[.C6]" office:value-type="float" office:value="0.089730968135793" calcext:value-type="float">
            <text:p>0,089730968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b</text:p>
          </table:table-cell>
          <table:table-cell office:value-type="float" office:value="1562.68" calcext:value-type="float">
            <text:p>1562,68</text:p>
          </table:table-cell>
          <table:table-cell office:value-type="float" office:value="44.91" calcext:value-type="float">
            <text:p>44,91</text:p>
          </table:table-cell>
          <table:table-cell table:formula="of:=2.355*[.D7]/[.C7]" office:value-type="float" office:value="0.0676805552000409" calcext:value-type="float">
            <text:p>0,06768055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4.3" calcext:value-type="float">
            <text:p>1424,3</text:p>
          </table:table-cell>
          <table:table-cell office:value-type="float" office:value="51.79" calcext:value-type="float">
            <text:p>51,79</text:p>
          </table:table-cell>
          <table:table-cell table:formula="of:=2.355*[.D8]/[.C8]" office:value-type="float" office:value="0.0856318542441901" calcext:value-type="float">
            <text:p>0,085631854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b</text:p>
          </table:table-cell>
          <table:table-cell office:value-type="float" office:value="1565.34" calcext:value-type="float">
            <text:p>1565,34</text:p>
          </table:table-cell>
          <table:table-cell office:value-type="float" office:value="51.33" calcext:value-type="float">
            <text:p>51,33</text:p>
          </table:table-cell>
          <table:table-cell table:formula="of:=2.355*[.D9]/[.C9]" office:value-type="float" office:value="0.0772242132699605" calcext:value-type="float">
            <text:p>0,07722421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4.21" calcext:value-type="float">
            <text:p>1424,21</text:p>
          </table:table-cell>
          <table:table-cell office:value-type="float" office:value="54.79" calcext:value-type="float">
            <text:p>54,79</text:p>
          </table:table-cell>
          <table:table-cell table:formula="of:=2.355*[.D10]/[.C10]" office:value-type="float" office:value="0.0905979104205138" calcext:value-type="float">
            <text:p>0,09059791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b</text:p>
          </table:table-cell>
          <table:table-cell office:value-type="float" office:value="1558.64" calcext:value-type="float">
            <text:p>1558,64</text:p>
          </table:table-cell>
          <table:table-cell office:value-type="float" office:value="44.7" calcext:value-type="float">
            <text:p>44,7</text:p>
          </table:table-cell>
          <table:table-cell table:formula="of:=2.355*[.D11]/[.C11]" office:value-type="float" office:value="0.0675386875737823" calcext:value-type="float">
            <text:p>0,06753868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3.45" calcext:value-type="float">
            <text:p>1423,45</text:p>
          </table:table-cell>
          <table:table-cell office:value-type="float" office:value="58.1" calcext:value-type="float">
            <text:p>58,1</text:p>
          </table:table-cell>
          <table:table-cell table:formula="of:=2.355*[.D12]/[.C12]" office:value-type="float" office:value="0.0961224489795918" calcext:value-type="float">
            <text:p>0,09612244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b</text:p>
          </table:table-cell>
          <table:table-cell office:value-type="float" office:value="1423.45" calcext:value-type="float">
            <text:p>1423,45</text:p>
          </table:table-cell>
          <table:table-cell office:value-type="float" office:value="74.27" calcext:value-type="float">
            <text:p>74,27</text:p>
          </table:table-cell>
          <table:table-cell table:formula="of:=2.355*[.D13]/[.C13]" office:value-type="float" office:value="0.122874600442587" calcext:value-type="float">
            <text:p>0,1228746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</table:table>
      <table:table table:name="2 pomiar" table:style-name="ta1">
        <table:shapes>
          <draw:frame draw:z-index="0" draw:style-name="gr1" draw:text-style-name="P1" svg:width="159.99mm" svg:height="89.99mm" svg:x="199.25mm" svg:y="56.77mm">
            <loext:p draw:notify-on-update-of-ranges="'2 pomiar'.A3:'2 pomiar'.A12 '2 pomiar'.A3:'2 pomiar'.A12 '2 pomiar'.B3:'2 pomiar'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alibracja 100Hz 100mv-1000m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anał</text:p>
          </table:table-cell>
          <table:table-cell office:value-type="string" calcext:value-type="string">
            <text:p>delta Q</text:p>
          </table:table-cell>
          <table:table-cell office:value-type="string" calcext:value-type="string">
            <text:p>N = dQ/e</text:p>
          </table:table-cell>
          <table:table-cell table:number-columns-repeated="2"/>
          <table:table-cell office:value-type="string" calcext:value-type="string">
            <text:p>1e =</text:p>
          </table:table-cell>
          <table:table-cell table:style-name="ce1" office:value-type="float" office:value="1.6E-019" calcext:value-type="float">
            <text:p>1,60E-019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24.86" calcext:value-type="float">
            <text:p>724,86</text:p>
          </table:table-cell>
          <table:table-cell table:formula="of:=[.$H$3]*[.A3]*1/45" office:value-type="float" office:value="1.27777777777778E-016" calcext:value-type="float">
            <text:p>1,27777777777778E-16</text:p>
          </table:table-cell>
          <table:table-cell table:formula="of:=[.C3]/[.$H$2]" office:value-type="float" office:value="798.611111111111" calcext:value-type="float">
            <text:p>798,6111111111</text:p>
          </table:table-cell>
          <table:table-cell table:number-columns-repeated="2"/>
          <table:table-cell office:value-type="string" calcext:value-type="string">
            <text:p>Cf=</text:p>
          </table:table-cell>
          <table:table-cell table:style-name="ce1" office:value-type="float" office:value="0.0000000000000575" calcext:value-type="float">
            <text:p>5,75E-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7fF</text:p>
          </table:table-cell>
          <table:table-cell office:value-type="string" calcext:value-type="string">
            <text:p>f=e-15?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434.81" calcext:value-type="float">
            <text:p>1434,81</text:p>
          </table:table-cell>
          <table:table-cell table:formula="of:=[.$H$3]*[.A4]*1/45" office:value-type="float" office:value="2.55555555555556E-016" calcext:value-type="float">
            <text:p>2,55555555555556E-16</text:p>
          </table:table-cell>
          <table:table-cell table:formula="of:=[.C4]/[.$H$2]" office:value-type="float" office:value="1597.22222222222" calcext:value-type="float">
            <text:p>1597,2222222222</text:p>
          </table:table-cell>
          <table:table-cell table:number-columns-repeated="2"/>
          <table:table-cell office:value-type="string" calcext:value-type="string">
            <text:p>Mn Ka1 =</text:p>
          </table:table-cell>
          <table:table-cell office:value-type="float" office:value="5.898" calcext:value-type="float">
            <text:p>5,89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144.72" calcext:value-type="float">
            <text:p>2144,72</text:p>
          </table:table-cell>
          <table:table-cell table:formula="of:=[.$H$3]*[.A5]*1/45" office:value-type="float" office:value="3.83333333333333E-016" calcext:value-type="float">
            <text:p>3,83333333333333E-16</text:p>
          </table:table-cell>
          <table:table-cell table:formula="of:=[.C5]/[.$H$2]" office:value-type="float" office:value="2395.83333333333" calcext:value-type="float">
            <text:p>2395,8333333333</text:p>
          </table:table-cell>
          <table:table-cell table:number-columns-repeated="2"/>
          <table:table-cell office:value-type="string" calcext:value-type="string">
            <text:p>Mn Ka2 = </text:p>
          </table:table-cell>
          <table:table-cell office:value-type="float" office:value="5.887" calcext:value-type="float">
            <text:p>5,88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852.89" calcext:value-type="float">
            <text:p>2852,89</text:p>
          </table:table-cell>
          <table:table-cell table:formula="of:=[.$H$3]*[.A6]*1/45" office:value-type="float" office:value="5.11111111111111E-016" calcext:value-type="float">
            <text:p>5,11111111111111E-16</text:p>
          </table:table-cell>
          <table:table-cell table:formula="of:=[.C6]/[.$H$2]" office:value-type="float" office:value="3194.44444444444" calcext:value-type="float">
            <text:p>3194,4444444445</text:p>
          </table:table-cell>
          <table:table-cell table:number-columns-repeated="2"/>
          <table:table-cell office:value-type="string" calcext:value-type="string">
            <text:p>średnia ważona Ka, a1=100, a2=5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565.12" calcext:value-type="float">
            <text:p>3565,12</text:p>
          </table:table-cell>
          <table:table-cell table:formula="of:=[.$H$3]*[.A7]*1/45" office:value-type="float" office:value="6.38888888888889E-016" calcext:value-type="float">
            <text:p>6,38888888888889E-16</text:p>
          </table:table-cell>
          <table:table-cell table:formula="of:=[.C7]/[.$H$2]" office:value-type="float" office:value="3993.05555555555" calcext:value-type="float">
            <text:p>3993,0555555556</text:p>
          </table:table-cell>
          <table:table-cell table:number-columns-repeated="2"/>
          <table:table-cell office:value-type="string" calcext:value-type="string">
            <text:p>Ka =</text:p>
          </table:table-cell>
          <table:table-cell table:formula="of:=([.H4]*100 + [.H5]*50)/150" office:value-type="float" office:value="5.89433333333333" calcext:value-type="float">
            <text:p>5,894333333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279.57" calcext:value-type="float">
            <text:p>4279,57</text:p>
          </table:table-cell>
          <table:table-cell table:formula="of:=[.$H$3]*[.A8]*1/45" office:value-type="float" office:value="7.66666666666667E-016" calcext:value-type="float">
            <text:p>7,66666666666667E-16</text:p>
          </table:table-cell>
          <table:table-cell table:formula="of:=[.C8]/[.$H$2]" office:value-type="float" office:value="4791.66666666667" calcext:value-type="float">
            <text:p>4791,6666666667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024.68" calcext:value-type="float">
            <text:p>5024,68</text:p>
          </table:table-cell>
          <table:table-cell table:formula="of:=[.$H$3]*[.A9]*1/45" office:value-type="float" office:value="8.94444444444444E-016" calcext:value-type="float">
            <text:p>8,94444444444444E-16</text:p>
          </table:table-cell>
          <table:table-cell table:formula="of:=[.C9]/[.$H$2]" office:value-type="float" office:value="5590.27777777778" calcext:value-type="float">
            <text:p>5590,2777777778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858.06" calcext:value-type="float">
            <text:p>5858,06</text:p>
          </table:table-cell>
          <table:table-cell table:formula="of:=[.$H$3]*[.A10]*1/45" office:value-type="float" office:value="1.02222222222222E-015" calcext:value-type="float">
            <text:p>1,02222222222222E-15</text:p>
          </table:table-cell>
          <table:table-cell table:formula="of:=[.C10]/[.$H$2]" office:value-type="float" office:value="6388.88888888889" calcext:value-type="float">
            <text:p>6388,8888888889</text:p>
          </table:table-cell>
          <table:table-cell/>
          <table:table-cell office:value-type="string" calcext:value-type="string">
            <text:p>Q=</text:p>
          </table:table-cell>
          <table:table-cell table:formula="of:=[.H3]*[.F14]/45" office:value-type="float" office:value="2.62887206505217E-016" calcext:value-type="float">
            <text:p>2,62887206505217E-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śr ważona</text:p>
          </table:table-cell>
          <table:table-cell table:formula="of:=(5.898*100 + 5.887*50)/150" office:value-type="float" office:value="5.89433333333333" calcext:value-type="float">
            <text:p>5,8943333333</text:p>
          </table:table-cell>
          <table:table-cell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6731.72" calcext:value-type="float">
            <text:p>6731,72</text:p>
          </table:table-cell>
          <table:table-cell table:formula="of:=[.$H$3]*[.A11]*1/45" office:value-type="float" office:value="1.15E-015" calcext:value-type="float">
            <text:p>1,15E-15</text:p>
          </table:table-cell>
          <table:table-cell table:formula="of:=[.C11]/[.$H$2]" office:value-type="float" office:value="7187.5" calcext:value-type="float">
            <text:p>7187,5</text:p>
          </table:table-cell>
          <table:table-cell/>
          <table:table-cell office:value-type="string" calcext:value-type="string">
            <text:p>N0 =</text:p>
          </table:table-cell>
          <table:table-cell table:formula="of:=[.G10]/[.H2]" office:value-type="float" office:value="1643.04504065761" calcext:value-type="float">
            <text:p>1643,0450406576</text:p>
          </table:table-cell>
          <table:table-cell office:value-type="string" calcext:value-type="string">
            <text:p>pa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2.63" calcext:value-type="float">
            <text:p>7542,63</text:p>
          </table:table-cell>
          <table:table-cell table:formula="of:=[.$H$3]*[.A12]*1/45" office:value-type="float" office:value="1.27777777777778E-015" calcext:value-type="float">
            <text:p>1,27777777777778E-15</text:p>
          </table:table-cell>
          <table:table-cell table:formula="of:=[.C12]/[.$H$2]" office:value-type="float" office:value="7986.11111111111" calcext:value-type="float">
            <text:p>7986,1111111111</text:p>
          </table:table-cell>
          <table:table-cell/>
          <table:table-cell office:value-type="string" calcext:value-type="string">
            <text:p>W=</text:p>
          </table:table-cell>
          <table:table-cell table:formula="of:=[.J10]*1000/[.G11]" office:value-type="float" office:value="3.58744476717097" calcext:value-type="float">
            <text:p>3,587444767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formula="of:=(1424+125)/7529" office:value-type="float" office:value="0.205737813786691" calcext:value-type="float">
            <text:p>0,2057378138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tu to wielka zagadka o co chodziło do końca, ale jakaś prosta je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ńcowy wynik to miała być energia na parę elektron-dziura, podany wzór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=~5900eV/N</text:p>
          </table:table-cell>
          <table:table-cell/>
          <table:table-cell office:value-type="string" calcext:value-type="string">
            <text:p>ma wyjść koło 3,6eV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zy czym to 5900 to ma być średnia z ka1,ka2 manganu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yli to co nam wyszło z żelaza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chyba brakuje nam: przez ile sekund zbieraliśmy ten sygnał</text:p>
          </table:table-cell>
          <table:table-cell table:number-columns-repeated="9"/>
        </table:table-row>
      </table:table>
      <table:table table:name="3 pomiar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igma^2 = sigma_detektora^2 + sigma _szumu^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 pomiaru 2(z generatora impulsów) mamy dla 1422 kanału FWHM =46,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ma_szumu = 46,92/2,35 = 19,966 kanału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la żelaza (1423 kanał) FWHM=55,34, 200V, 300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 powinno wyjść blisko 0,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z tego wynika, że czeba tu współczynnik fano policzyć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office:value-type="float" office:value="19.966" calcext:value-type="float">
            <text:p>19,9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.549" calcext:value-type="float">
            <text:p>23,54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[.E16]*[.E16]-[.E15]*[.E15]" office:value-type="float" office:value="155.914245" calcext:value-type="float">
            <text:p>155,914245</text:p>
          </table:table-cell>
          <table:table-cell/>
        </table:table-row>
        <table:table-row table:style-name="ro1">
          <table:table-cell table:number-columns-repeated="5"/>
          <table:table-cell table:formula="of:=[.E18]/1643.04" office:value-type="float" office:value="0.0948937609553023" calcext:value-type="float">
            <text:p>0,094893761</text:p>
          </table:table-cell>
        </table:table-row>
      </table:table>
      <table:table table:name="pomiar 4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u ma powstać wykres kanał(energia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zeba wrzucić tu Ka1, Ka2, Kb sreb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sze mi, że też z kadmu, ale mamy tylko wykres, widocznie nie dopasowaliśmy tam gausa ;s można jedynie odczytać z danych miejsce samego piku</text:p>
          </table:table-cell>
          <table:table-cell table:number-columns-repeated="11"/>
          <table:table-cell office:value-type="string" calcext:value-type="string">
            <text:p>możemy dopasować tego gaussa w gnuplocie</text:p>
          </table:table-cell>
        </table:table-row>
        <table:table-row table:style-name="ro1">
          <table:table-cell office:value-type="string" calcext:value-type="string">
            <text:p>nie mam nic o żelazie, ale chyba też można wrzucić, jak znam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 że na widmie srebra coś tam zidentyfikować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e wiem czemu nie ma widma tego srebra w plikac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g widmo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b1</text:p>
          </table:table-cell>
          <table:table-cell office:value-type="float" office:value="6124.98" calcext:value-type="float">
            <text:p>6124,98</text:p>
          </table:table-cell>
          <table:table-cell office:value-type="float" office:value="72.43" calcext:value-type="float">
            <text:p>72,43</text:p>
          </table:table-cell>
          <table:table-cell office:value-type="float" office:value="24.942" calcext:value-type="float">
            <text:p>24,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b2</text:p>
          </table:table-cell>
          <table:table-cell office:value-type="float" office:value="6262" calcext:value-type="float">
            <text:p>6262</text:p>
          </table:table-cell>
          <table:table-cell office:value-type="string" calcext:value-type="string">
            <text:p>--- 1 kanał&lt;?&gt;</text:p>
          </table:table-cell>
          <table:table-cell office:value-type="float" office:value="25.454" calcext:value-type="float">
            <text:p>25,4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12</text:p>
          </table:table-cell>
          <table:table-cell office:value-type="float" office:value="5353.65" calcext:value-type="float">
            <text:p>5353,65</text:p>
          </table:table-cell>
          <table:table-cell office:value-type="float" office:value="97.2" calcext:value-type="float">
            <text:p>97,2</text:p>
          </table:table-cell>
          <table:table-cell table:formula="of:=([.F12]*[.H12]+[.G12]*[.I12])/([.H12]+[.I12])" office:value-type="float" office:value="22.1046666666667" calcext:value-type="float">
            <text:p>22,1046666667</text:p>
          </table:table-cell>
          <table:table-cell/>
          <table:table-cell office:value-type="float" office:value="22.163" calcext:value-type="float">
            <text:p>22,163</text:p>
          </table:table-cell>
          <table:table-cell office:value-type="float" office:value="21.988" calcext:value-type="float">
            <text:p>21,98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 Ka1</text:p>
          </table:table-cell>
          <table:table-cell office:value-type="float" office:value="2834.1" calcext:value-type="float">
            <text:p>2834,1</text:p>
          </table:table-cell>
          <table:table-cell office:value-type="float" office:value="3.87" calcext:value-type="float">
            <text:p>3,87</text:p>
          </table:table-cell>
          <table:table-cell office:value-type="float" office:value="11.1" calcext:value-type="float">
            <text:p>11,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d 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 Kb12</text:p>
          </table:table-cell>
          <table:table-cell office:value-type="float" office:value="6123.13" calcext:value-type="float">
            <text:p>6123,13</text:p>
          </table:table-cell>
          <table:table-cell office:value-type="float" office:value="95.66" calcext:value-type="float">
            <text:p>95,66</text:p>
          </table:table-cell>
          <table:table-cell table:formula="of:=([.F15]*[.H15]+[.G15]*[.I15])/([.H15]+[.I15])" office:value-type="float" office:value="25.4074545454545" calcext:value-type="float">
            <text:p>25,4074545455</text:p>
          </table:table-cell>
          <table:table-cell/>
          <table:table-cell office:value-type="float" office:value="25.454" calcext:value-type="float">
            <text:p>25,454</text:p>
          </table:table-cell>
          <table:table-cell office:value-type="float" office:value="24.942" calcext:value-type="float">
            <text:p>24,94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 Ka12</text:p>
          </table:table-cell>
          <table:table-cell office:value-type="float" office:value="5351.51" calcext:value-type="float">
            <text:p>5351,51</text:p>
          </table:table-cell>
          <table:table-cell office:value-type="float" office:value="103.74" calcext:value-type="float">
            <text:p>103,74</text:p>
          </table:table-cell>
          <table:table-cell table:formula="of:=([.F16]*[.H16]+[.G16]*[.I16])/([.H16]+[.I16])" office:value-type="float" office:value="22.1046666666667" calcext:value-type="float">
            <text:p>22,1046666667</text:p>
          </table:table-cell>
          <table:table-cell/>
          <table:table-cell office:value-type="float" office:value="22.163" calcext:value-type="float">
            <text:p>22,163</text:p>
          </table:table-cell>
          <table:table-cell office:value-type="float" office:value="21.988" calcext:value-type="float">
            <text:p>21,98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office:value-type="float" office:value="55.34" calcext:value-type="float">
            <text:p>55,34</text:p>
          </table:table-cell>
          <table:table-cell office:value-type="float" office:value="5.89" calcext:value-type="float">
            <text:p>5,89</text:p>
          </table:table-cell>
          <table:table-cell table:number-columns-repeated="9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table:number-columns-repeated="7"/>
          <table:table-cell office:value-type="float" office:value="24.89" calcext:value-type="float">
            <text:p>24,8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1.75" calcext:value-type="float">
            <text:p>21,75</text:p>
          </table:table-cell>
          <table:table-cell/>
          <table:table-cell office:value-type="float" office:value="25.454" calcext:value-type="float">
            <text:p>25,454</text:p>
          </table:table-cell>
          <table:table-cell table:formula="of:=[.J36]*[.K37]/[.J37]" office:value-type="float" office:value="24.8889878633025" calcext:value-type="float">
            <text:p>24,888987863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262" calcext:value-type="float">
            <text:p>6262</text:p>
          </table:table-cell>
          <table:table-cell office:value-type="float" office:value="6123" calcext:value-type="float">
            <text:p>6123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9"/>
          <table:table-cell office:value-type="float" office:value="25.454" calcext:value-type="float">
            <text:p>25,454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262" calcext:value-type="float">
            <text:p>6262</text:p>
          </table:table-cell>
          <table:table-cell table:formula="of:=[.J42]*[.K41]/[.J41]" office:value-type="float" office:value="21649.0924805532" calcext:value-type="float">
            <text:p>21649,09248055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.00.0000</text:date>, <text:time style:data-style-name="N2" text:time-value="11:01:21.70125943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46:01.888624567</meta:creation-date>
    <dc:date>2016-11-30T11:31:53.965698725</dc:date>
    <meta:editing-duration>PT12H21M22S</meta:editing-duration>
    <meta:editing-cycles>14</meta:editing-cycles>
    <meta:generator>LibreOffice/5.1.4.2$Linux_X86_64 LibreOffice_project/10m0$Build-2</meta:generator>
    <meta:document-statistic meta:table-count="4" meta:cell-count="2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1.507cm" svg:y="3.952cm" style:legend-expansion="high" chart:style-name="ch2"/>
        <chart:plot-area chart:style-name="ch3" table:cell-range-address="'2 pomiar'.A3:'2 pomiar'.B12" chart:data-source-has-labels="column" svg:x="1.331cm" svg:y="0.18cm" svg:width="9.856cm" svg:height="7.289cm">
          <chartooo:coordinate-region svg:x="2.323cm" svg:y="0.379cm" svg:width="8.624cm" svg:height="6.443cm"/>
          <chart:axis chart:dimension="x" chart:name="primary-x" chart:style-name="ch4" chartooo:axis-type="auto">
            <chart:title svg:x="5.474cm" svg:y="7.649cm" chart:style-name="ch5">
              <text:p>Amplituda
</text:p>
            </chart:title>
            <chart:categories table:cell-range-address="'2 pomiar'.A3:'2 pomiar'.A12"/>
          </chart:axis>
          <chart:axis chart:dimension="y" chart:name="primary-y" chart:style-name="ch4">
            <chart:title svg:x="0.451cm" svg:y="4.278cm" chart:style-name="ch6">
              <text:p>kanał</text:p>
            </chart:title>
            <chart:grid chart:style-name="ch7" chart:class="major"/>
          </chart:axis>
          <chart:series chart:style-name="ch8" chart:values-cell-range-address="'2 pomiar'.B3:'2 pomiar'.B12" chart:class="chart:scatter">
            <chart:domain table:cell-range-address="'2 pomiar'.A3:'2 pomiar'.A12"/>
            <chart:regression-curve chart:style-name="ch9">
              <chart:equation chart:display-equation="true"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2 pomiar'.A3:'2 pomiar'.A12</svg:desc>
                </draw:g>
              </table:table-cell>
              <table:table-cell office:value-type="float" office:value="0.1">
                <text:p>0.1</text:p>
                <draw:g>
                  <svg:desc>'2 pomiar'.A3:'2 pomiar'.A12</svg:desc>
                </draw:g>
              </table:table-cell>
              <table:table-cell office:value-type="float" office:value="724.86">
                <text:p>724.86</text:p>
                <draw:g>
                  <svg:desc>'2 pomiar'.B3:'2 pomiar'.B1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1434.81">
                <text:p>1434.8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2144.72">
                <text:p>2144.7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2852.89">
                <text:p>2852.8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3565.12">
                <text:p>3565.1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4279.57">
                <text:p>4279.5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5024.68">
                <text:p>5024.6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5858.06">
                <text:p>5858.0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6731.72">
                <text:p>6731.7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542.63">
                <text:p>7542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